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4.101cm"/>
        </style:tab-stops>
      </style:paragraph-properties>
      <style:text-properties style:font-name="Ubuntu Condensed" fo:font-size="24pt" officeooo:rsid="00075f41" officeooo:paragraph-rsid="00075f41" style:font-size-asian="21pt" style:font-size-complex="24pt"/>
    </style:style>
    <style:style style:name="P2" style:family="paragraph" style:parent-style-name="Standard">
      <style:paragraph-properties fo:text-align="center" style:justify-single-word="false">
        <style:tab-stops>
          <style:tab-stop style:position="4.101cm"/>
        </style:tab-stops>
      </style:paragraph-properties>
      <style:text-properties fo:color="#cc00cc" style:font-name="Ubuntu Condensed" fo:font-size="24pt" fo:font-style="italic" fo:font-weight="bold" officeooo:rsid="00075f41" officeooo:paragraph-rsid="00075f41" style:font-size-asian="21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101cm"/>
        </style:tab-stops>
      </style:paragraph-properties>
      <style:text-properties fo:color="#cc00cc" style:font-name="Ubuntu Condensed" fo:font-size="24pt" fo:font-style="italic" style:text-underline-style="solid" style:text-underline-width="auto" style:text-underline-color="font-color" fo:font-weight="bold" officeooo:rsid="00075f41" officeooo:paragraph-rsid="00075f41" fo:background-color="#ff99ff" style:font-size-asian="21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4.101cm"/>
        </style:tab-stops>
      </style:paragraph-properties>
      <style:text-properties officeooo:paragraph-rsid="00075f41"/>
    </style:style>
    <style:style style:name="T1" style:family="text">
      <style:text-properties fo:color="#cc0000"/>
    </style:style>
    <style:style style:name="T2" style:family="text">
      <style:text-properties fo:color="#cc0000" style:text-underline-style="solid" style:text-underline-width="auto" style:text-underline-color="font-color"/>
    </style:style>
    <style:style style:name="T3" style:family="text">
      <style:text-properties fo:color="#cc00cc"/>
    </style:style>
    <style:style style:name="T4" style:family="text">
      <style:text-properties fo:color="#ff00ff"/>
    </style:style>
    <style:style style:name="T5" style:family="text">
      <style:text-properties fo:color="#ff00ff" style:text-underline-style="solid" style:text-underline-width="auto" style:text-underline-color="font-color"/>
    </style:style>
    <style:style style:name="T6" style:family="text">
      <style:text-properties fo:color="#ff8080" style:font-name="Ubuntu Condensed" fo:font-size="24pt" style:text-underline-style="solid" style:text-underline-width="auto" style:text-underline-color="font-color" officeooo:rsid="00075f41" style:font-size-asian="21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solid" style:text-line-through-type="singl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style:text-position="super 58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line-through-style="none" style:text-line-through-type="none"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style:text-position="0% 100%" style:font-name="Ubuntu Condensed" fo:font-size="24pt" fo:font-style="normal" fo:font-weight="normal" officeooo:rsid="00075f41" style:font-size-asian="21pt" style:font-style-asian="normal" style:font-weight-asian="normal" style:font-size-complex="24pt" style:font-style-complex="normal" style:font-weight-complex="normal"/>
    </style:style>
    <style:style style:name="T16" style:family="text">
      <style:text-properties style:text-line-through-style="none" style:text-line-through-type="none" style:text-position="sub 58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Ubuntu Condensed" fo:font-size="24pt" officeooo:rsid="00075f41" style:font-size-asian="21pt" style:font-size-complex="24pt"/>
    </style:style>
    <style:style style:name="T18" style:family="text">
      <style:text-properties officeooo:rsid="000ac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8">-------~</text:span>NOVA ESPERANÇA<text:span text:style-name="T18">~-------</text:span></text:p>
      <text:p text:style-name="P2"/>
      <text:p text:style-name="P1"><text:s text:c="2"/>Até uns anos atrás, eu e minha <text:s/>família viajávamos para o sítio da minha tia.</text:p>
      <text:p text:style-name="P4"><text:span text:style-name="T17"><text:s text:c="3"/>Eu sinceramente </text:span><text:span text:style-name="T6">não</text:span><text:span text:style-name="T17"> gostava de ir para lá, não me dou muito bem com as pessoas de lá e principalmente uma criancinha chata que ficava me importunando desde quando eu chegava até minha saída ( </text:span><text:span text:style-name="T15">inclusive ele já quase enfiou uma faca na minha barriga</text:span><text:span text:style-name="T17"> ).</text:span></text:p>
      <text:p text:style-name="P1"><text:s text:c="2"/>As únicas partes boas de quando eu ia lá eram os <text:span text:style-name="T5">cachorros</text:span>, o <text:span text:style-name="T5">balanço</text:span> e a <text:span text:style-name="T5">fofoca</text:span>, mas fora isso era ch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4:52.969113357</meta:creation-date>
    <dc:date>2022-08-30T14:29:06.542552187</dc:date>
    <meta:editing-duration>PT6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6" meta:character-count="470" meta:non-whitespace-character-count="381"/>
  </office:meta>
</office:document-meta>
</file>